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ecf" officeooo:paragraph-rsid="00127ecf"/>
    </style:style>
    <style:style style:name="P2" style:family="paragraph" style:parent-style-name="Standard">
      <style:text-properties fo:color="#876900" loext:opacity="100%" style:font-name="Times New Roman" fo:font-size="15pt" officeooo:rsid="00127ecf" officeooo:paragraph-rsid="00127ecf" style:font-size-asian="15pt" style:font-size-complex="15pt"/>
    </style:style>
    <style:style style:name="P3" style:family="paragraph" style:parent-style-name="Standard">
      <style:text-properties fo:color="#876900" loext:opacity="100%" style:font-name="Times New Roman" officeooo:rsid="0018f2a5" officeooo:paragraph-rsid="0018f2a5"/>
    </style:style>
    <style:style style:name="P4" style:family="paragraph" style:parent-style-name="Standard">
      <style:text-properties officeooo:rsid="001addc7" officeooo:paragraph-rsid="001addc7"/>
    </style:style>
    <style:style style:name="P5" style:family="paragraph" style:parent-style-name="Standard">
      <style:text-properties style:font-name="Times New Roman" officeooo:rsid="00127ecf" officeooo:paragraph-rsid="00127ecf"/>
    </style:style>
    <style:style style:name="P6" style:family="paragraph" style:parent-style-name="Standard">
      <style:text-properties style:font-name="Times New Roman" officeooo:rsid="001341c8" officeooo:paragraph-rsid="001341c8"/>
    </style:style>
    <style:style style:name="P7" style:family="paragraph" style:parent-style-name="Standard">
      <style:text-properties style:font-name="Times New Roman" officeooo:rsid="0018f2a5" officeooo:paragraph-rsid="0018f2a5"/>
    </style:style>
    <style:style style:name="P8" style:family="paragraph" style:parent-style-name="Standard">
      <style:text-properties style:font-name="Times New Roman" officeooo:rsid="001addc7" officeooo:paragraph-rsid="001addc7"/>
    </style:style>
    <style:style style:name="T1" style:family="text">
      <style:text-properties officeooo:rsid="00152d3e"/>
    </style:style>
    <style:style style:name="T2" style:family="text">
      <style:text-properties officeooo:rsid="00162c68"/>
    </style:style>
    <style:style style:name="T3" style:family="text">
      <style:text-properties officeooo:rsid="00178824"/>
    </style:style>
    <style:style style:name="T4" style:family="text">
      <style:text-properties officeooo:rsid="0018c616"/>
    </style:style>
    <style:style style:name="T5" style:family="text">
      <style:text-properties officeooo:rsid="0018f2a5"/>
    </style:style>
    <style:style style:name="T6" style:family="text">
      <style:text-properties style:font-name="Times New Roman"/>
    </style:style>
    <style:style style:name="T7" style:family="text">
      <style:text-properties officeooo:rsid="001dcf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EPAK NAGARKOTI</text:p>
      <text:p text:style-name="P1"><text:a xlink:type="simple" xlink:href="mailto:nagarkotideepak9843@gmail.com" text:style-name="Internet_20_link" text:visited-style-name="Visited_20_Internet_20_Link"><text:span text:style-name="T6">nagarkotideepak9843@gmail.com</text:span></text:a><text:span text:style-name="T6"> | 9816857111 | Nakhu, Lalitpur.</text:span></text:p>
      <text:p text:style-name="P5">Desirous of the position of something with abcd it solutions, coming with bsccsit with strong organizational skil<text:span text:style-name="T2">l</text:span>s, fast learning ability, software proficiency and highly creative streak.</text:p>
      <text:p text:style-name="P5"/>
      <text:p text:style-name="P5">EXPERIENCE/CAREER OBJECTIVE</text:p>
      <text:p text:style-name="P6">skills projects/ objectives.</text:p>
      <text:p text:style-name="P6">XYZ IT solutions</text:p>
      <text:p text:style-name="P6">December 2019-present</text:p>
      <text:p text:style-name="P6"/>
      <text:p text:style-name="P6">* Job related things</text:p>
      <text:p text:style-name="P6">* more further related things</text:p>
      <text:p text:style-name="P6">* Keywords is important ATS==&gt; Application Tracking System</text:p>
      <text:p text:style-name="P6">* <text:span text:style-name="T1">Job descriptions not in paragraph but bullet form.</text:span></text:p>
      <text:p text:style-name="P6">* <text:span text:style-name="T3">Experience ==&gt; chronological reverse chain. </text:span><text:span text:style-name="T4">(More recents ==&gt; first job at last) </text:span><text:span text:style-name="T5">with locations too.</text:span></text:p>
      <text:p text:style-name="P5"/>
      <text:p text:style-name="P5"/>
      <text:p text:style-name="P5">EDUCATION</text:p>
      <text:p text:style-name="P7">* Best selling question</text:p>
      <text:p text:style-name="P3">VEDAS COLLEGE, JWALAKHEL, LALITPUR. 2019-2024</text:p>
      <text:p text:style-name="P7">Bachelor of Computer Science and Information Technology.</text:p>
      <text:p text:style-name="P7"/>
      <text:p text:style-name="P3">CASPIAN VALLEY COLLEGE, KUMARIPATI, LALIPTUR, 2018-2019</text:p>
      <text:p text:style-name="P7">Plus Two(SCIENCE).</text:p>
      <text:p text:style-name="P5"/>
      <text:p text:style-name="P5">TECHNICAL SKILLS AND TOOLS</text:p>
      <text:p text:style-name="P7"/>
      <text:p text:style-name="P3">WEB DEVELOPMENT: <text:span text:style-name="T7">​ </text:span></text:p>
      <text:p text:style-name="P3"/>
      <text:p text:style-name="P3">PROGRAMMING LANGUAGES:</text:p>
      <text:p text:style-name="P3"/>
      <text:p text:style-name="P3">DATABASE;</text:p>
      <text:p text:style-name="P3"/>
      <text:p text:style-name="P3">VERSION CONTROL SYSTEM:</text:p>
      <text:p text:style-name="P3"/>
      <text:p text:style-name="P3">DATA &amp; VISUALIZATION:</text:p>
      <text:p text:style-name="P3"/>
      <text:p text:style-name="P3">API:</text:p>
      <text:p text:style-name="P3"/>
      <text:p text:style-name="P5"/>
      <text:p text:style-name="P5"/>
      <text:p text:style-name="P8">LANGUAGE:</text:p>
      <text:p text:style-name="P8">English, Nepali, Hindi and Maithili.</text:p>
      <text:p text:style-name="P5">ACHIEVEMENTS:</text:p>
      <text:p text:style-name="P5"/>
      <text:p text:style-name="P5">REFERENCES:</text:p>
      <text:p text:style-name="P8">1. Mr. Ram</text:p>
      <text:p text:style-name="P8">Position Office</text:p>
      <text:p text:style-name="P4"><text:soft-page-break/><text:a xlink:type="simple" xlink:href="mailto:Ram@gmail.com" text:style-name="Internet_20_link" text:visited-style-name="Visited_20_Internet_20_Link"><text:span text:style-name="T6">Ram@gmail.com</text:span></text:a><text:span text:style-name="T6"> 98*****</text:span></text:p>
      <text:p text:style-name="P8"/>
      <text:p text:style-name="P8">2. Mrs. Sita</text:p>
      <text:p text:style-name="P8">Position Office</text:p>
      <text:p text:style-name="P4"><text:a xlink:type="simple" xlink:href="mailto:sita@gmail.com" text:style-name="Internet_20_link" text:visited-style-name="Visited_20_Internet_20_Link"><text:span text:style-name="T6">sita@gmail.com</text:span></text:a><text:span text:style-name="T6"> 98*****</text:span></text:p>
      <text:p text:style-name="P8"/>
      <text:p text:style-name="P8">Ramro chinney vanne manxe haru.</text:p>
      <text:p text:style-name="P5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7T16:30:53.651000000</meta:creation-date>
    <dc:date>2021-06-17T17:38:46.944000000</dc:date>
    <meta:editing-duration>PT24M27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6" meta:word-count="154" meta:character-count="1143" meta:non-whitespace-character-count="1022"/>
  </office:meta>
</office:document-meta>
</file>